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fo:min-height="0.893cm" fo:min-width="2.673cm"/>
    </style:style>
    <style:style style:name="gr2" style:family="graphic" style:parent-style-name="objectwithoutfill">
      <style:graphic-properties draw:stroke="dash" draw:stroke-dash="Fine_20_Dotted" draw:marker-start="" draw:marker-end="" draw:marker-end-width="0.3cm" draw:fill="none" draw:textarea-vertical-align="middle"/>
    </style:style>
    <style:style style:name="gr3" style:family="graphic" style:parent-style-name="objectwithoutfill">
      <style:graphic-properties draw:stroke="solid" draw:stroke-dash="Fine_20_Dashed_20__28_var_29_" draw:marker-start="Arrow" draw:marker-end="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8cm" fo:min-width="0.707cm"/>
    </style:style>
    <style:style style:name="gr5" style:family="graphic" style:parent-style-name="standard">
      <style:graphic-properties fo:min-height="1.719cm" fo:min-width="0.494cm"/>
    </style:style>
    <style:style style:name="gr6" style:family="graphic" style:parent-style-name="standard">
      <style:graphic-properties fo:min-height="0.893cm" fo:min-width="3.558cm"/>
    </style:style>
    <style:style style:name="gr7" style:family="graphic" style:parent-style-name="objectwithoutfill">
      <style:graphic-properties draw:stroke="solid" draw:stroke-dash="Fine_20_Dashed_20__28_var_29_" draw:marker-start=""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Ultrafine_20_Dashed" draw:marker-start="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735cm" svg:height="1.143cm" svg:x="1.149cm" svg:y="6.985cm">
          <text:p text:style-name="P1"><text:span text:style-name="T1"><text:s text:c="11"/></text:span><text:span text:style-name="T1">Open vSwitch <text:s text:c="13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7.689cm" svg:y1="10.287cm" svg:x2="4.832cm" svg:y2="10.287cm" draw:start-shape="id1" draw:start-glue-point="5" draw:end-shape="id2" draw:end-glue-point="7" svg:d="m7689 10287h-2857" svg:viewBox="0 0 2858 1">
          <text:p/>
        </draw:connector>
        <draw:connector draw:style-name="gr3" draw:text-style-name="P1" draw:layer="layout" draw:type="line" svg:x1="4.836cm" svg:y1="6.841cm" svg:x2="4.835cm" svg:y2="2.476cm" svg:d="m4836 6841-1-4365" svg:viewBox="0 0 2 4366">
          <text:p/>
        </draw:connector>
        <draw:custom-shape draw:style-name="gr1" draw:text-style-name="P1" draw:layer="layout" svg:width="4.058cm" svg:height="1.143cm" svg:x="3.943cm" svg:y="1.333cm">
          <text:p text:style-name="P1"><text:span text:style-name="T1">Tun De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2" draw:layer="layout" svg:width="1.651cm" svg:height="1.068cm" svg:x="3.689cm" svg:y="4.266cm">
          <draw:text-box>
            <text:p><text:span text:style-name="T2">(1)</text:span></text:p>
          </draw:text-box>
        </draw:frame>
        <draw:custom-shape draw:style-name="gr5" draw:text-style-name="P1" xml:id="id3" draw:id="id3" draw:layer="layout" svg:width="3.296cm" svg:height="1.969cm" svg:x="8.972cm" svg:y="3.111cm">
          <text:p text:style-name="P1"><text:span text:style-name="T1">Policy </text:span></text:p>
          <text:p text:style-name="P1"><text:span text:style-name="T1">manager</text:span></text:p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2" draw:id="id2" draw:layer="layout" svg:width="4.058cm" svg:height="1.143cm" svg:x="0.774cm" svg:y="9.715cm">
          <text:p text:style-name="P1"><text:span text:style-name="T1">Plugin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1" draw:id="id1" draw:layer="layout" svg:width="4.058cm" svg:height="1.143cm" svg:x="7.689cm" svg:y="9.715cm">
          <text:p text:style-name="P1"><text:span text:style-name="T1">Plugin 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type="line" svg:x1="7.369cm" svg:y1="6.921cm" svg:x2="7.349cm" svg:y2="2.627cm" svg:d="m7369 6921-20-4294" svg:viewBox="0 0 21 4295">
          <text:p/>
        </draw:connector>
        <draw:connector draw:style-name="gr3" draw:text-style-name="P1" draw:layer="layout" draw:type="line" svg:x1="1.72cm" svg:y1="9.736cm" svg:x2="1.723cm" svg:y2="8.128cm" svg:d="m1720 9736 3-1608" svg:viewBox="0 0 4 1609">
          <text:p/>
        </draw:connector>
        <draw:connector draw:style-name="gr7" draw:text-style-name="P1" draw:layer="layout" draw:type="line" svg:x1="4.257cm" svg:y1="9.736cm" svg:x2="4.26cm" svg:y2="8.128cm" svg:d="m4257 9736 3-1608" svg:viewBox="0 0 4 1609">
          <text:p/>
        </draw:connector>
        <draw:connector draw:style-name="gr3" draw:text-style-name="P1" draw:layer="layout" draw:type="line" svg:x1="8.197cm" svg:y1="9.715cm" svg:x2="8.2cm" svg:y2="8.107cm" svg:d="m8197 9715 3-1608" svg:viewBox="0 0 4 1609">
          <text:p/>
        </draw:connector>
        <draw:connector draw:style-name="gr7" draw:text-style-name="P1" draw:layer="layout" draw:type="line" svg:x1="10.734cm" svg:y1="9.715cm" svg:x2="10.737cm" svg:y2="8.107cm" svg:d="m10734 9715 3-1608" svg:viewBox="0 0 4 1609">
          <text:p/>
        </draw:connector>
        <draw:frame draw:style-name="gr4" draw:text-style-name="P2" draw:layer="layout" svg:width="1.651cm" svg:height="1.068cm" svg:x="0.577cm" svg:y="8.457cm">
          <draw:text-box>
            <text:p><text:span text:style-name="T2">(2)</text:span></text:p>
          </draw:text-box>
        </draw:frame>
        <draw:frame draw:style-name="gr4" draw:text-style-name="P2" draw:layer="layout" svg:width="1.651cm" svg:height="1.068cm" svg:x="3.054cm" svg:y="8.445cm">
          <draw:text-box>
            <text:p><text:span text:style-name="T2">(3)</text:span></text:p>
          </draw:text-box>
        </draw:frame>
        <draw:frame draw:style-name="gr4" draw:text-style-name="P2" draw:layer="layout" svg:width="1.651cm" svg:height="1.068cm" svg:x="6.927cm" svg:y="8.457cm">
          <draw:text-box>
            <text:p><text:span text:style-name="T2">(4)</text:span></text:p>
          </draw:text-box>
        </draw:frame>
        <draw:frame draw:style-name="gr4" draw:text-style-name="P2" draw:layer="layout" svg:width="1.651cm" svg:height="1.068cm" svg:x="9.594cm" svg:y="8.509cm">
          <draw:text-box>
            <text:p><text:span text:style-name="T2">(5)</text:span></text:p>
          </draw:text-box>
        </draw:frame>
        <draw:frame draw:style-name="gr4" draw:text-style-name="P2" draw:layer="layout" svg:width="1.651cm" svg:height="1.068cm" svg:x="6.229cm" svg:y="4.254cm">
          <draw:text-box>
            <text:p><text:span text:style-name="T2">(6)</text:span></text:p>
          </draw:text-box>
        </draw:frame>
        <draw:connector draw:style-name="gr8" draw:text-style-name="P1" draw:layer="layout" draw:type="line" svg:x1="9.107cm" svg:y1="6.841cm" svg:x2="10.621cm" svg:y2="5.08cm" draw:end-shape="id3" draw:end-glue-point="6" svg:d="m9107 6841 1514-1761" svg:viewBox="0 0 1515 17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305cm" draw:marker-start-center="false" draw:marker-end-width="0.305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635cm" fo:margin-bottom="0.635cm" fo:margin-left="0.635cm" fo:margin-right="0.635cm" fo:page-width="12.903cm" fo:page-height="14.7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win Rao</meta:initial-creator>
    <meta:creation-date>2013-05-22T10:37:38</meta:creation-date>
    <dc:date>2013-05-31T17:37:51.72</dc:date>
    <meta:editing-duration>PT2H13S</meta:editing-duration>
    <meta:editing-cycles>31</meta:editing-cycles>
    <meta:generator>LibreOffice/4.0.2.2$Windows_x86 LibreOffice_project/4c82dcdd6efcd48b1d8bba66bfe1989deee49c3</meta:generator>
    <meta:document-statistic meta:object-count="19"/>
  </office:meta>
</office:document-meta>
</file>